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Liberation Sans" style:language-complex="hi" style:country-complex="I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ject Number</text:p>
          </table:table-cell>
          <table:table-cell table:style-name="ce1" office:value-type="string" calcext:value-type="string">
            <text:p>Subject Name</text:p>
          </table:table-cell>
          <table:table-cell table:style-name="ce1" office:value-type="string" calcext:value-type="string">
            <text:p>Group Assignments</text:p>
          </table:table-cell>
          <table:table-cell table:style-name="ce1" office:value-type="string" calcext:value-type="string">
            <text:p>Assignment Types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Handbook Lin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90" calcext:value-type="float">
            <text:p>42890</text:p>
          </table:table-cell>
          <table:table-cell office:value-type="string" calcext:value-type="string">
            <text:p>4G/5G Mobile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Examination,Presentation</text:p>
          </table:table-cell>
          <table:table-cell office:value-type="string" calcext:value-type="string">
            <text:p><text:span text:style-name="T1">LTE,5G,4G,Mobile Networks,Mobile Technologies</text:span>  </text:p>
          </table:table-cell>
          <table:table-cell office:value-type="string" calcext:value-type="string">
            <text:p><text:a xlink:href="https://handbook.uts.edu.au/subjects/42890.html" xlink:type="simple">https://handbook.uts.edu.au/subjects/42890.htm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2" calcext:value-type="float">
            <text:p>13992</text:p>
          </table:table-cell>
          <table:table-cell office:value-type="string" calcext:value-type="string">
            <text:p>Aboriginal Sydney 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Essay</text:p>
          </table:table-cell>
          <table:table-cell office:value-type="string" calcext:value-type="string">
            <text:p>Indigenous Australia,Aboriginal and Torres Strait Islander Communities,Human Rights,Social Justice,Critical Race Theory </text:p>
          </table:table-cell>
          <table:table-cell office:value-type="string" calcext:value-type="string">
            <text:p><text:a xlink:href="https://handbook.uts.edu.au/subjects/013992.html" xlink:type="simple">https://handbook.uts.edu.au/subjects/013992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Accelerating Your Prototyping and Commercialisation Strateg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Prototyping,Commercialisation,Design Thinking,Scrum</text:p>
          </table:table-cell>
          <table:table-cell office:value-type="string" calcext:value-type="string">
            <text:p><text:a xlink:href="https://handbook.uts.edu.au/subjects/details/41051.html" xlink:type="simple">https://handbook.uts.edu.au/subjects/details/41051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371" calcext:value-type="float">
            <text:p>48371</text:p>
          </table:table-cell>
          <table:table-cell office:value-type="string" calcext:value-type="string">
            <text:p>Advanced Engineering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Numerical Analysis,MATLAB,Algorithms,Linear Equations,Numerical Integration</text:p>
          </table:table-cell>
          <table:table-cell office:value-type="string" calcext:value-type="string">
            <text:p><text:span text:style-name="T2"><text:a xlink:href="https://handbook.uts.edu.au/subjects/details/48371.html" xlink:type="simple">https://handbook.uts.edu.au/subjects/details/48371.html</text:a>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312" calcext:value-type="float">
            <text:p>49312</text:p>
          </table:table-cell>
          <table:table-cell office:value-type="string" calcext:value-type="string">
            <text:p>Advanced Flow Mode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Report</text:p>
          </table:table-cell>
          <table:table-cell office:value-type="string" calcext:value-type="string">
            <text:p>Flow Modelling,Computational Fluid Dynamics,Navier Stokes Equations, </text:p>
          </table:table-cell>
          <table:table-cell office:value-type="string" calcext:value-type="string">
            <text:p><text:a xlink:href="https://handbook.uts.edu.au/subjects/details/49312.html" xlink:type="simple">https://handbook.uts.edu.au/subjects/details/49312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63" calcext:value-type="float">
            <text:p>48663</text:p>
          </table:table-cell>
          <table:table-cell office:value-type="string" calcext:value-type="string">
            <text:p>Advanced 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Laboratory/practical</text:p>
          </table:table-cell>
          <table:table-cell office:value-type="string" calcext:value-type="string">
            <text:p>Quality Management,Manufacturing,Process Programming,Industrial Robotics,3D Scanning,Additive Manufacturing</text:p>
          </table:table-cell>
          <table:table-cell office:value-type="string" calcext:value-type="string">
            <text:p><text:a xlink:href="https://handbook.uts.edu.au/subjects/details/48663.html" xlink:type="simple">https://handbook.uts.edu.au/subjects/details/48663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274" calcext:value-type="float">
            <text:p>49274</text:p>
          </table:table-cell>
          <table:table-cell office:value-type="string" calcext:value-type="string">
            <text:p>Advanced Robo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Presentation,Report,Examination</text:p>
          </table:table-cell>
          <table:table-cell office:value-type="string" calcext:value-type="string">
            <text:p>Robotics, Mechatronics,Embedded C,Object-Oriented Design,Programming,Sensors,Data Fusion,Actuators</text:p>
          </table:table-cell>
          <table:table-cell office:value-type="string" calcext:value-type="string">
            <text:p><text:a xlink:href="https://handbook.uts.edu.au/subjects/details/49274.html" xlink:type="simple">https://handbook.uts.edu.au/subjects/details/49274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254" calcext:value-type="float">
            <text:p>49254</text:p>
          </table:table-cell>
          <table:table-cell office:value-type="string" calcext:value-type="string">
            <text:p>Advanced Soil Mechanics and Foundation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Case Study</text:p>
          </table:table-cell>
          <table:table-cell office:value-type="string" calcext:value-type="string">
            <text:p>Soil Mechanics,Earthquake Geotechnics</text:p>
          </table:table-cell>
          <table:table-cell office:value-type="string" calcext:value-type="string">
            <text:p><text:a xlink:href="https://handbook.uts.edu.au/subjects/details/49254.html" xlink:type="simple">https://handbook.uts.edu.au/subjects/details/49254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991" calcext:value-type="float">
            <text:p>42991</text:p>
          </table:table-cell>
          <table:table-cell office:value-type="string" calcext:value-type="string">
            <text:p>Advanced Water and Wastewater Treat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Wastewater Treatment,Water Quality,Water Chemistry,Desalination Plant Design</text:p>
          </table:table-cell>
          <table:table-cell office:value-type="string" calcext:value-type="string">
            <text:p><text:a xlink:href="https://handbook.uts.edu.au/subjects/details/42991.html" xlink:type="simple">https://handbook.uts.edu.au/subjects/details/42991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Air and Noise Pol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Exercises</text:p>
          </table:table-cell>
          <table:table-cell office:value-type="string" calcext:value-type="string">
            <text:p>Air Pollution,Noise Pollution,Air Quality,Climate Change</text:p>
          </table:table-cell>
          <table:table-cell office:value-type="string" calcext:value-type="string">
            <text:p><text:a xlink:href="https://handbook.uts.edu.au/subjects/details/49049.html" xlink:type="simple">https://handbook.uts.edu.au/subjects/details/49049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322" calcext:value-type="float">
            <text:p>49322</text:p>
          </table:table-cell>
          <table:table-cell office:value-type="string" calcext:value-type="string">
            <text:p>Airconditio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oratory/practical,Examination,Project,Exercises</text:p>
          </table:table-cell>
          <table:table-cell office:value-type="string" calcext:value-type="string">
            <text:p>Airconditioning,Indoor Environmental Quality,Heating and Cooling Loads,Duct Design</text:p>
          </table:table-cell>
          <table:table-cell office:value-type="string" calcext:value-type="string">
            <text:p><text:a xlink:href="https://handbook.uts.edu.au/subjects/details/49322.html" xlink:type="simple">https://handbook.uts.edu.au/subjects/details/49322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136" calcext:value-type="float">
            <text:p>49136</text:p>
          </table:table-cell>
          <table:table-cell office:value-type="string" calcext:value-type="string">
            <text:p>Application of Timber in Engineering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rcises,Project,Presentation,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<text:a xlink:href="https://handbook.uts.edu.au/subjects/details/49136.html" xlink:type="simple">https://handbook.uts.edu.au/subjects/details/49136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24" calcext:value-type="float">
            <text:p>48024</text:p>
          </table:table-cell>
          <table:table-cell office:value-type="string" calcext:value-type="string">
            <text:p>Applications Programm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oratory/practical,Project,Quiz/test,</text:p>
          </table:table-cell>
          <table:table-cell office:value-type="string" calcext:value-type="string">
            <text:p>Programming,Debugging,Java,Object-Oriented Design</text:p>
          </table:table-cell>
          <table:table-cell office:value-type="string" calcext:value-type="string">
            <text:p><text:a xlink:href="https://handbook.uts.edu.au/subjects/details/48024.html" xlink:type="simple">https://handbook.uts.edu.au/subjects/details/4802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118" calcext:value-type="float">
            <text:p>49118</text:p>
          </table:table-cell>
          <table:table-cell office:value-type="string" calcext:value-type="string">
            <text:p>Applied Geotechn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Project</text:p>
          </table:table-cell>
          <table:table-cell office:value-type="string" calcext:value-type="string">
            <text:p>Geotechnical Engineering,Soil Mechanics,Retaining Wall Analysis,Tunnelling Design,Rail Track Engineering,Geomechanics,Geotechnics</text:p>
          </table:table-cell>
          <table:table-cell office:value-type="string" calcext:value-type="string">
            <text:p><text:a xlink:href="https://handbook.uts.edu.au/subjects/details/49118.html" xlink:type="simple">https://handbook.uts.edu.au/subjects/details/49118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00" calcext:value-type="float">
            <text:p>36200</text:p>
          </table:table-cell>
          <table:table-cell office:value-type="string" calcext:value-type="string">
            <text:p>Arguments, Evidence and Intu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ct,Report,Exercises</text:p>
          </table:table-cell>
          <table:table-cell office:value-type="string" calcext:value-type="string">
            <text:p>Descriptive Statistics,Arguments and Evidence,Correlation and Causation</text:p>
          </table:table-cell>
          <table:table-cell office:value-type="string" calcext:value-type="string">
            <text:p><text:a xlink:href="https://handbook.uts.edu.au/subjects/details/36200.html" xlink:type="simple">https://handbook.uts.edu.au/subjects/details/36200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Bioinfor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Presentation,Report</text:p>
          </table:table-cell>
          <table:table-cell office:value-type="string" calcext:value-type="string">
            <text:p>Human Genome,DNA,RNA,Genomic Data</text:p>
          </table:table-cell>
          <table:table-cell office:value-type="string" calcext:value-type="string">
            <text:p><text:a xlink:href="https://handbook.uts.edu.au/subjects/details/42001.html" xlink:type="simple">https://handbook.uts.edu.au/subjects/details/42001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61" calcext:value-type="float">
            <text:p>49261</text:p>
          </table:table-cell>
          <table:table-cell office:value-type="string" calcext:value-type="string">
            <text:p>Biomedical Instr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ature Review,Project,</text:p>
          </table:table-cell>
          <table:table-cell office:value-type="string" calcext:value-type="string">
            <text:p>Nervous System,Sirculatory System,Electrophysiological Instrumentation and Devices,Electromyography,Electroencephalograms,Electrocardiograms,Biomedical Devices</text:p>
          </table:table-cell>
          <table:table-cell office:value-type="string" calcext:value-type="string">
            <text:p><text:a xlink:href="https://handbook.uts.edu.au/subjects/details/49261.html" xlink:type="simple">https://handbook.uts.edu.au/subjects/details/49261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06" calcext:value-type="float">
            <text:p>42906</text:p>
          </table:table-cell>
          <table:table-cell office:value-type="string" calcext:value-type="string">
            <text:p>Biomedical Signal 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Examination</text:p>
          </table:table-cell>
          <table:table-cell office:value-type="string" calcext:value-type="string">
            <text:p>Signal Processing,Joint Time-Frequency Analysis,Image Processing,Biomedical Signals/Images,Cardiorespiratory Signals,</text:p>
          </table:table-cell>
          <table:table-cell office:value-type="string" calcext:value-type="string">
            <text:p><text:a xlink:href="https://handbook.uts.edu.au/subjects/details/42906.html" xlink:type="simple">https://handbook.uts.edu.au/subjects/details/42906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131" calcext:value-type="float">
            <text:p>49131</text:p>
          </table:table-cell>
          <table:table-cell office:value-type="string" calcext:value-type="string">
            <text:p>Bridge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Bridges,Bridge Design,Waterway Bridges,Bridge Engineering</text:p>
          </table:table-cell>
          <table:table-cell office:value-type="string" calcext:value-type="string">
            <text:p><text:a xlink:href="https://handbook.uts.edu.au/subjects/details/49131.html" xlink:type="simple">https://handbook.uts.edu.au/subjects/details/49131.html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255" calcext:value-type="float">
            <text:p>49255</text:p>
          </table:table-cell>
          <table:table-cell office:value-type="string" calcext:value-type="string">
            <text:p>Catchment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tchment Modelling,Numerical Solution Techniques</text:p>
          </table:table-cell>
          <table:table-cell office:value-type="string" calcext:value-type="string">
            <text:p><text:a xlink:href="https://handbook.uts.edu.au/subjects/details/49255.html" xlink:type="simple">https://handbook.uts.edu.au/subjects/details/49255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111" calcext:value-type="float">
            <text:p>65111</text:p>
          </table:table-cell>
          <table:table-cell office:value-type="string" calcext:value-type="string">
            <text:p>Chemistry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Quiz/test,Examination</text:p>
          </table:table-cell>
          <table:table-cell office:value-type="string" calcext:value-type="string">
            <text:p>Periodic Table,Atoms,Elements,Chemical Reactions,Moles,Stoichiometry,Ionic and Covalent Bonds,pH</text:p>
          </table:table-cell>
          <table:table-cell office:value-type="string" calcext:value-type="string">
            <text:p><text:a xlink:href="https://handbook.uts.edu.au/subjects/details/65111.html" xlink:type="simple">https://handbook.uts.edu.au/subjects/details/65111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30" calcext:value-type="float">
            <text:p>48530</text:p>
          </table:table-cell>
          <table:table-cell office:value-type="string" calcext:value-type="string">
            <text:p>Circuit Analysis and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Quiz/test</text:p>
          </table:table-cell>
          <table:table-cell office:value-type="string" calcext:value-type="string">
            <text:p>AC Circuit Analysis,Circuits,Fourier Series,Laplace Transforms,Signals</text:p>
          </table:table-cell>
          <table:table-cell office:value-type="string" calcext:value-type="string">
            <text:p><text:a xlink:href="https://handbook.uts.edu.au/subjects/details/48530.html" xlink:type="simple">https://handbook.uts.edu.au/subjects/details/48530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389" calcext:value-type="float">
            <text:p>48389</text:p>
          </table:table-cell>
          <table:table-cell office:value-type="string" calcext:value-type="string">
            <text:p>Computer Modelling and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Quiz/test,Exercises</text:p>
          </table:table-cell>
          <table:table-cell office:value-type="string" calcext:value-type="string">
            <text:p>Structural Loads,Structural Design with Computer Modelling,Analysis of Structural Frameworks</text:p>
          </table:table-cell>
          <table:table-cell office:value-type="string" calcext:value-type="string">
            <text:p><text:a xlink:href="https://handbook.uts.edu.au/subjects/details/48389.html" xlink:type="simple">https://handbook.uts.edu.au/subjects/details/4838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325" calcext:value-type="float">
            <text:p>49325</text:p>
          </table:table-cell>
          <table:table-cell office:value-type="string" calcext:value-type="string">
            <text:p>Computer-aided Mechanical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 study,Project</text:p>
          </table:table-cell>
          <table:table-cell office:value-type="string" calcext:value-type="string">
            <text:p>Computer-aided Modelling for Solid Geometry,Computational Mechanics,Topological Design,Finite Element Method</text:p>
          </table:table-cell>
          <table:table-cell office:value-type="string" calcext:value-type="string">
            <text:p><text:a xlink:href="https://handbook.uts.edu.au/subjects/details/49325.html" xlink:type="simple">https://handbook.uts.edu.au/subjects/details/49325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53" calcext:value-type="float">
            <text:p>48353</text:p>
          </table:table-cell>
          <table:table-cell office:value-type="string" calcext:value-type="string">
            <text:p>Concrete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Project</text:p>
          </table:table-cell>
          <table:table-cell office:value-type="string" calcext:value-type="string">
            <text:p>Concrete Design,Concrete Behaviour</text:p>
          </table:table-cell>
          <table:table-cell office:value-type="string" calcext:value-type="string">
            <text:p><text:a xlink:href="https://handbook.uts.edu.au/subjects/details/48353.html" xlink:type="simple">https://handbook.uts.edu.au/subjects/details/48353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151" calcext:value-type="float">
            <text:p>49151</text:p>
          </table:table-cell>
          <table:table-cell office:value-type="string" calcext:value-type="string">
            <text:p>Concrete Technology and Prac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Report</text:p>
          </table:table-cell>
          <table:table-cell office:value-type="string" calcext:value-type="string">
            <text:p>Concrete Production,Concrete Properties,Concrete Mix Design,Concrete Transportation,Concrete Curing</text:p>
          </table:table-cell>
          <table:table-cell office:value-type="string" calcext:value-type="string">
            <text:p><text:a xlink:href="https://handbook.uts.edu.au/subjects/details/49151.html" xlink:type="simple">https://handbook.uts.edu.au/subjects/details/49151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340" calcext:value-type="float">
            <text:p>48340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Quiz/test</text:p>
          </table:table-cell>
          <table:table-cell office:value-type="string" calcext:value-type="string">
            <text:p>Earthmoving,Compaction,Construction,Lean Construction Principles and Tools</text:p>
          </table:table-cell>
          <table:table-cell office:value-type="string" calcext:value-type="string">
            <text:p><text:a xlink:href="https://handbook.uts.edu.au/subjects/details/48340.html" xlink:type="simple">https://handbook.uts.edu.au/subjects/details/48340.html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352" calcext:value-type="float">
            <text:p>48352</text:p>
          </table:table-cell>
          <table:table-cell office:value-type="string" calcext:value-type="string">
            <text:p>Construction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Report</text:p>
          </table:table-cell>
          <table:table-cell office:value-type="string" calcext:value-type="string">
            <text:p>Construction Materials,Iron Alloys,Structural Steels,Concrete Making</text:p>
          </table:table-cell>
          <table:table-cell office:value-type="string" calcext:value-type="string">
            <text:p><text:a xlink:href="https://handbook.uts.edu.au/subjects/details/48352.html" xlink:type="simple">https://handbook.uts.edu.au/subjects/details/48352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116" calcext:value-type="float">
            <text:p>49116</text:p>
          </table:table-cell>
          <table:table-cell office:value-type="string" calcext:value-type="string">
            <text:p>Contaminated Site and Waste Remed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Report,Presentation</text:p>
          </table:table-cell>
          <table:table-cell office:value-type="string" calcext:value-type="string">
            <text:p>Waste Remediation,Contaminated Site Investigation,Contaminant Predictive Modelling,Contaminant Transport Processes,Site Contaminant Types</text:p>
          </table:table-cell>
          <table:table-cell office:value-type="string" calcext:value-type="string">
            <text:p><text:a xlink:href="https://handbook.uts.edu.au/subjects/details/49116.html" xlink:type="simple">https://handbook.uts.edu.au/subjects/details/49116.html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560" calcext:value-type="float">
            <text:p>48560</text:p>
          </table:table-cell>
          <table:table-cell office:value-type="string" calcext:value-type="string">
            <text:p>Control Studio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ation,Report,Design/drawing/plan/sketch,Demonstration,Examination</text:p>
          </table:table-cell>
          <table:table-cell office:value-type="string" calcext:value-type="string">
            <text:p>Lagrange Equations,Ziegler-Nichols Techniques,PID Controllers,Pseudo-Derivative-Feedback (PDF) Controllers,Digital Controller Design,Analog Controller Design</text:p>
          </table:table-cell>
          <table:table-cell office:value-type="string" calcext:value-type="string">
            <text:p><text:a xlink:href="https://handbook.uts.edu.au/subjects/details/48560.html" xlink:type="simple">https://handbook.uts.edu.au/subjects/details/48560.html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580" calcext:value-type="float">
            <text:p>48580</text:p>
          </table:table-cell>
          <table:table-cell office:value-type="string" calcext:value-type="string">
            <text:p>Control Studio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tation,Demonstration,Project,Exercises</text:p>
          </table:table-cell>
          <table:table-cell office:value-type="string" calcext:value-type="string">
            <text:p>Linearisation of Multivariable Nonlinear Systems,Modelling and Simulation of Multivariable Systems,Optimal Control and Filtering of Multivariable Systems</text:p>
          </table:table-cell>
          <table:table-cell office:value-type="string" calcext:value-type="string">
            <text:p><text:a xlink:href="https://handbook.uts.edu.au/subjects/details/48580.html" xlink:type="simple">https://handbook.uts.edu.au/subjects/details/48580.html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329" calcext:value-type="float">
            <text:p>49329</text:p>
          </table:table-cell>
          <table:table-cell office:value-type="string" calcext:value-type="string">
            <text:p>Control of Mechatronic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rcises,Laboratory/practical,Project,Examination</text:p>
          </table:table-cell>
          <table:table-cell office:value-type="string" calcext:value-type="string">
            <text:p><text:span text:style-name="T1">Mechatronic Systems,Mechatronic C</text:span>ontrol Systems Design,Control of Mechatronic Systems</text:p>
          </table:table-cell>
          <table:table-cell office:value-type="string" calcext:value-type="string">
            <text:p><text:a xlink:href="https://handbook.uts.edu.au/subjects/details/49329.html" xlink:type="simple">https://handbook.uts.edu.au/subjects/details/49329.html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Cryp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Quiz/test,Project</text:p>
          </table:table-cell>
          <table:table-cell office:value-type="string" calcext:value-type="string">
            <text:p>Encryption,Block Ciphers,Public Key Cryptography,Cryptographic Hash Functions,Blockchain,Cryptography</text:p>
          </table:table-cell>
          <table:table-cell office:value-type="string" calcext:value-type="string">
            <text:p><text:a xlink:href="https://handbook.uts.edu.au/subjects/details/41900.html" xlink:type="simple">https://handbook.uts.edu.au/subjects/details/41900.html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730" calcext:value-type="float">
            <text:p>48730</text:p>
          </table:table-cell>
          <table:table-cell office:value-type="string" calcext:value-type="string">
            <text:p>Cybersecur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Laboratory/practical,Examination</text:p>
          </table:table-cell>
          <table:table-cell office:value-type="string" calcext:value-type="string">
            <text:p>Cybersecurity,Cyber Threat Intelligence,Secure Programming Principles,DoS and DDOS Attacks,Intrusion Detection/Prevention Systems,IoT Security,Firewalls</text:p>
          </table:table-cell>
          <table:table-cell office:value-type="string" calcext:value-type="string">
            <text:p><text:a xlink:href="https://handbook.uts.edu.au/subjects/details/48730.html" xlink:type="simple">https://handbook.uts.edu.au/subjects/details/48730.html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127" calcext:value-type="float">
            <text:p>49127</text:p>
          </table:table-cell>
          <table:table-cell office:value-type="string" calcext:value-type="string">
            <text:p>Decentralised Environmental Syste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Waste Management, Water Management, Wastewater Treatment Systems, Irrigation, Decentralised Treatment System</text:p>
          </table:table-cell>
          <table:table-cell table:style-name="ce3" office:value-type="string" calcext:value-type="string">
            <text:p>https://handbook.uts.edu.au/subjects/details/49127.htm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928" calcext:value-type="float">
            <text:p>49928</text:p>
          </table:table-cell>
          <table:table-cell office:value-type="string" calcext:value-type="string">
            <text:p>Design Optimisation for 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 Exercises, Project, Examination</text:p>
          </table:table-cell>
          <table:table-cell office:value-type="string" calcext:value-type="string">
            <text:p>Design Optimisation, Optimisation Techniques, Decision-Making</text:p>
          </table:table-cell>
          <table:table-cell table:style-name="ce3" office:value-type="string" calcext:value-type="string">
            <text:p>https://handbook.uts.edu.au/subjects/details/49928.htm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907" calcext:value-type="float">
            <text:p>42907</text:p>
          </table:table-cell>
          <table:table-cell office:value-type="string" calcext:value-type="string">
            <text:p>Design for Dura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 Quiz/test</text:p>
          </table:table-cell>
          <table:table-cell office:value-type="string" calcext:value-type="string">
            <text:p>Concrete Structures, Quality Control, Construction, Durability</text:p>
          </table:table-cell>
          <table:table-cell table:style-name="ce3" office:value-type="string" calcext:value-type="string">
            <text:p><text:a xlink:href="https://handbook.uts.edu.au/subjects/details/42907.html" xlink:type="simple">https://handbook.uts.edu.au/subjects/details/42907.html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660" calcext:value-type="float">
            <text:p>48660</text:p>
          </table:table-cell>
          <table:table-cell office:value-type="string" calcext:value-type="string">
            <text:p>Dynamics and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 Laboratory/practical, Report</text:p>
          </table:table-cell>
          <table:table-cell office:value-type="string" calcext:value-type="string">
            <text:p>System Modelling, Linear Dynamic Systems, Control System, PID Control, Feedback Systems, Control of Steady-State Error</text:p>
          </table:table-cell>
          <table:table-cell table:style-name="ce3" office:value-type="string" calcext:value-type="string">
            <text:p><text:a xlink:href="https://handbook.uts.edu.au/subjects/details/48660.html" xlink:type="simple">https://handbook.uts.edu.au/subjects/details/48660.html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23" calcext:value-type="float">
            <text:p>41023</text:p>
          </table:table-cell>
          <table:table-cell office:value-type="string" calcext:value-type="string">
            <text:p>Early-stage Prototy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Problem Solving, Design And Decision-Making, Early-Stage Prototyping</text:p>
          </table:table-cell>
          <table:table-cell table:style-name="ce3" office:value-type="string" calcext:value-type="string">
            <text:p><text:a xlink:href="https://handbook.uts.edu.au/subjects/details/41023.html" xlink:type="simple">https://handbook.uts.edu.au/subjects/details/41023.html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571" calcext:value-type="float">
            <text:p>48571</text:p>
          </table:table-cell>
          <table:table-cell office:value-type="string" calcext:value-type="string">
            <text:p>Electrical 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 Project</text:p>
          </table:table-cell>
          <table:table-cell office:value-type="string" calcext:value-type="string">
            <text:p>Electrical Machine Technology, Matlab, Simulink, Electrical Machines, Power Electronic Circuits, Synchronous Machines And Drives</text:p>
          </table:table-cell>
          <table:table-cell table:style-name="ce3" office:value-type="string" calcext:value-type="string">
            <text:p><text:a xlink:href="https://handbook.uts.edu.au/subjects/details/48571.html" xlink:type="simple">https://handbook.uts.edu.au/subjects/details/48571.html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531" calcext:value-type="float">
            <text:p>48531</text:p>
          </table:table-cell>
          <table:table-cell office:value-type="string" calcext:value-type="string">
            <text:p>Electromechanical 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 Quiz/test, Report, Examination</text:p>
          </table:table-cell>
          <table:table-cell office:value-type="string" calcext:value-type="string">
            <text:p>Electric Fields, Magnetic Fields, Electric Circuits, Magnetic Circuits, Electromechanical Automation System</text:p>
          </table:table-cell>
          <table:table-cell table:style-name="ce3" office:value-type="string" calcext:value-type="string">
            <text:p><text:a xlink:href="https://handbook.uts.edu.au/subjects/details/48531.html" xlink:type="simple">https://handbook.uts.edu.au/subjects/details/48531.html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520" calcext:value-type="float">
            <text:p>48520</text:p>
          </table:table-cell>
          <table:table-cell office:value-type="string" calcext:value-type="string">
            <text:p>Electronics an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 Laboratory/practical, Examination</text:p>
          </table:table-cell>
          <table:table-cell office:value-type="string" calcext:value-type="string">
            <text:p>Circuit Analysis Techniques, System Modelling, Circuit Simulation, Frequency Response, Waveform Generation</text:p>
          </table:table-cell>
          <table:table-cell table:style-name="ce3" office:value-type="string" calcext:value-type="string">
            <text:p><text:a xlink:href="https://handbook.uts.edu.au/subjects/details/48520.html" xlink:type="simple">https://handbook.uts.edu.au/subjects/details/48520.html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34" calcext:value-type="float">
            <text:p>48434</text:p>
          </table:table-cell>
          <table:table-cell office:value-type="string" calcext:value-type="string">
            <text:p>Embedded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 Quiz/test, Project</text:p>
          </table:table-cell>
          <table:table-cell office:value-type="string" calcext:value-type="string">
            <text:p>Embedded Systems, Concurrent Software, Embedded C, Embedded Software, Real-Time Operating Systems, Microcontroller Architecture</text:p>
          </table:table-cell>
          <table:table-cell table:style-name="ce3" office:value-type="string" calcext:value-type="string">
            <text:p><text:a xlink:href="https://handbook.uts.edu.au/subjects/details/48434.html" xlink:type="simple">https://handbook.uts.edu.au/subjects/details/48434.html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Embedded Systems Studio 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Analysis/Design of Computing Node, VHDL Programming, Sequential Design, State Machines, Arithmetic Logic Units</text:p>
          </table:table-cell>
          <table:table-cell table:style-name="ce3" office:value-type="string" calcext:value-type="string">
            <text:p><text:a xlink:href="https://handbook.uts.edu.au/subjects/details/48451.html" xlink:type="simple">https://handbook.uts.edu.au/subjects/details/48451.html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570" calcext:value-type="float">
            <text:p>48570</text:p>
          </table:table-cell>
          <table:table-cell office:value-type="string" calcext:value-type="string">
            <text:p>Embedded Systems Studio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folio, Report</text:p>
          </table:table-cell>
          <table:table-cell office:value-type="string" calcext:value-type="string">
            <text:p>Data Acquisition, Embedded Software, Cloud Processing, Data Distribution, Embedded Systems Development</text:p>
          </table:table-cell>
          <table:table-cell table:style-name="ce3" office:value-type="string" calcext:value-type="string">
            <text:p><text:a xlink:href="https://handbook.uts.edu.au/subjects/details/48570.html" xlink:type="simple">https://handbook.uts.edu.au/subjects/details/48570.html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221" calcext:value-type="float">
            <text:p>48221</text:p>
          </table:table-cell>
          <table:table-cell office:value-type="string" calcext:value-type="string">
            <text:p>Engineering Compu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 Project</text:p>
          </table:table-cell>
          <table:table-cell office:value-type="string" calcext:value-type="string">
            <text:p>Programming, Numerical Techniques, Visual Basic Programming, Computational Numerical Methods, Operating Systems</text:p>
          </table:table-cell>
          <table:table-cell table:style-name="ce3" office:value-type="string" calcext:value-type="string">
            <text:p><text:a xlink:href="https://handbook.uts.edu.au/subjects/details/48221.html" xlink:type="simple">https://handbook.uts.edu.au/subjects/details/48221.html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850" calcext:value-type="float">
            <text:p>48850</text:p>
          </table:table-cell>
          <table:table-cell office:value-type="string" calcext:value-type="string">
            <text:p>Environmental Planning and L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 Report</text:p>
          </table:table-cell>
          <table:table-cell office:value-type="string" calcext:value-type="string">
            <text:p>Environmental Law, Environmental Planning</text:p>
          </table:table-cell>
          <table:table-cell table:style-name="ce3" office:value-type="string" calcext:value-type="string">
            <text:p><text:a xlink:href="https://handbook.uts.edu.au/subjects/details/48850.html" xlink:type="simple">https://handbook.uts.edu.au/subjects/details/48850.html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125" calcext:value-type="float">
            <text:p>49125</text:p>
          </table:table-cell>
          <table:table-cell office:value-type="string" calcext:value-type="string">
            <text:p>Environmental Risk Assess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 Report</text:p>
          </table:table-cell>
          <table:table-cell office:value-type="string" calcext:value-type="string">
            <text:p>Environmental Risk, Risk Assessment, Exposure Assessment, Risk Analysis And Evaluation, Risk Models, Risk Management</text:p>
          </table:table-cell>
          <table:table-cell table:style-name="ce3" office:value-type="string" calcext:value-type="string">
            <text:p><text:a xlink:href="https://handbook.uts.edu.au/subjects/details/49125.html" xlink:type="simple">https://handbook.uts.edu.au/subjects/details/49125.html</text:a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350" calcext:value-type="float">
            <text:p>48350</text:p>
          </table:table-cell>
          <table:table-cell office:value-type="string" calcext:value-type="string">
            <text:p>Environmental and Sanitation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 Quiz/test</text:p>
          </table:table-cell>
          <table:table-cell office:value-type="string" calcext:value-type="string">
            <text:p>Environmental Issues, Environmental Legislation, Water And Wastewater Treatment, Landfill Management, Water Pollution</text:p>
          </table:table-cell>
          <table:table-cell table:style-name="ce3" office:value-type="string" calcext:value-type="string">
            <text:p><text:a xlink:href="https://handbook.uts.edu.au/subjects/details/48350.html" xlink:type="simple">https://handbook.uts.edu.au/subjects/details/48350.html</text:a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115" calcext:value-type="float">
            <text:p>49115</text:p>
          </table:table-cell>
          <table:table-cell office:value-type="string" calcext:value-type="string">
            <text:p>Facade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/drawing/plan/sketch</text:p>
          </table:table-cell>
          <table:table-cell office:value-type="string" calcext:value-type="string">
            <text:p>Glass Design,Aluminium Design,Concrete Walls,Facade Design,Windows</text:p>
          </table:table-cell>
          <table:table-cell office:value-type="string" calcext:value-type="string">
            <text:p><text:a xlink:href="https://handbook.uts.edu.au/subjects/details/49115.html" xlink:type="simple">https://handbook.uts.edu.au/subjects/details/49115.html</text:a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047" calcext:value-type="float">
            <text:p>49047</text:p>
          </table:table-cell>
          <table:table-cell office:value-type="string" calcext:value-type="string">
            <text:p>Finite Element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rcises,Project</text:p>
          </table:table-cell>
          <table:table-cell office:value-type="string" calcext:value-type="string">
            <text:p>Variational Calculus,Differential Equations,Physics,Mathematics,Ritz Method,Formulas</text:p>
          </table:table-cell>
          <table:table-cell office:value-type="string" calcext:value-type="string">
            <text:p><text:a xlink:href="https://handbook.uts.edu.au/subjects/details/49047.html" xlink:type="simple">https://handbook.uts.edu.au/subjects/details/49047.html</text:a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256" calcext:value-type="float">
            <text:p>49256</text:p>
          </table:table-cell>
          <table:table-cell office:value-type="string" calcext:value-type="string">
            <text:p>Flood Esti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Examination</text:p>
          </table:table-cell>
          <table:table-cell office:value-type="string" calcext:value-type="string">
            <text:p>Flood Flow Estimation,Statistical Techniques,Simulation Techniques,Rainfall Model,Parameter Estimation</text:p>
          </table:table-cell>
          <table:table-cell office:value-type="string" calcext:value-type="string">
            <text:p><text:a xlink:href="https://handbook.uts.edu.au/subjects/details/49256.html" xlink:type="simple">https://handbook.uts.edu.au/subjects/details/49256.html</text:a>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117" calcext:value-type="float">
            <text:p>49117</text:p>
          </table:table-cell>
          <table:table-cell office:value-type="string" calcext:value-type="string">
            <text:p>Floodplain Risk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Report</text:p>
          </table:table-cell>
          <table:table-cell office:value-type="string" calcext:value-type="string">
            <text:p>Flood Risk Management,Land Use Planning,Modelling Basics,Model Review,Mitigation Work Projects</text:p>
          </table:table-cell>
          <table:table-cell office:value-type="string" calcext:value-type="string">
            <text:p><text:a xlink:href="https://handbook.uts.edu.au/subjects/details/49117.html" xlink:type="simple">https://handbook.uts.edu.au/subjects/details/49117.html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641" calcext:value-type="float">
            <text:p>48641</text:p>
          </table:table-cell>
          <table:table-cell office:value-type="string" calcext:value-type="string">
            <text:p>Fluid 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Project,<text:tab/>Quiz/test,Examination</text:p>
          </table:table-cell>
          <table:table-cell office:value-type="string" calcext:value-type="string">
            <text:p>Fluid Properties,Fluid Statics,Conservation Laws,External Flow,Open-Channel Flow,Flow In Pipes</text:p>
          </table:table-cell>
          <table:table-cell office:value-type="string" calcext:value-type="string">
            <text:p><text:a xlink:href="https://handbook.uts.edu.au/subjects/details/48641.html" xlink:type="simple">https://handbook.uts.edu.au/subjects/details/48641.html</text:a>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8430" calcext:value-type="float">
            <text:p>48430</text:p>
          </table:table-cell>
          <table:table-cell office:value-type="string" calcext:value-type="string">
            <text:p>Fundamentals of C Progr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Quiz/test,Laboratory/practical,Project,Examination</text:p>
          </table:table-cell>
          <table:table-cell office:value-type="string" calcext:value-type="string">
            <text:p>Programming,Loop Statements,Control Statements,Arrays,Structures,Pointers</text:p>
          </table:table-cell>
          <table:table-cell office:value-type="string" calcext:value-type="string">
            <text:p><text:a xlink:href="https://handbook.uts.edu.au/subjects/details/48430.html" xlink:type="simple">https://handbook.uts.edu.au/subjects/details/48430.html</text:a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521" calcext:value-type="float">
            <text:p>48521</text:p>
          </table:table-cell>
          <table:table-cell office:value-type="string" calcext:value-type="string">
            <text:p>Fundamentals of Electrical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Quiz/test,Examination</text:p>
          </table:table-cell>
          <table:table-cell office:value-type="string" calcext:value-type="string">
            <text:p>Electrostatics,Electromagnetics,Magnetic Devices,Electronics Devices,Amplifiers,Electrical Measurements</text:p>
          </table:table-cell>
          <table:table-cell office:value-type="string" calcext:value-type="string">
            <text:p><text:a xlink:href="https://handbook.uts.edu.au/subjects/details/48521.html" xlink:type="simple">https://handbook.uts.edu.au/subjects/details/48521.html</text:a>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8620" calcext:value-type="float">
            <text:p>48620</text:p>
          </table:table-cell>
          <table:table-cell office:value-type="string" calcext:value-type="string">
            <text:p>Fundamentals of Mechanical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Quiz/test,Examination</text:p>
          </table:table-cell>
          <table:table-cell office:value-type="string" calcext:value-type="string">
            <text:p>Force Vectors,Force System,Resultants,Equilibrium,Frames,Machines,Kinematics,Force,Motion,Energy,Linear Impulse,Momentum,Impact</text:p>
          </table:table-cell>
          <table:table-cell office:value-type="string" calcext:value-type="string">
            <text:p><text:a xlink:href="https://handbook.uts.edu.au/subjects/details/48620.html" xlink:type="simple">https://handbook.uts.edu.au/subjects/details/48620.html</text:a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257" calcext:value-type="float">
            <text:p>49257</text:p>
          </table:table-cell>
          <table:table-cell office:value-type="string" calcext:value-type="string">
            <text:p>Geographic Information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Exercises,Project</text:p>
          </table:table-cell>
          <table:table-cell office:value-type="string" calcext:value-type="string">
            <text:p>Geographic Information Systems,Geo-Processing,Environmental Engineering,Raster Processing,Vector,Spatial Modelling</text:p>
          </table:table-cell>
          <table:table-cell office:value-type="string" calcext:value-type="string">
            <text:p><text:a xlink:href="https://handbook.uts.edu.au/subjects/details/49257.html" xlink:type="simple">https://handbook.uts.edu.au/subjects/details/49257.html</text:a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360" calcext:value-type="float">
            <text:p>48360</text:p>
          </table:table-cell>
          <table:table-cell office:value-type="string" calcext:value-type="string">
            <text:p>Geotechnical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Quiz/test,Project</text:p>
          </table:table-cell>
          <table:table-cell office:value-type="string" calcext:value-type="string">
            <text:p>Geotechnical Design,Site Investigation,Shallow Foundations,Deep Foundations,Retaining Structures,Slope Stability,Soil Improvement</text:p>
          </table:table-cell>
          <table:table-cell office:value-type="string" calcext:value-type="string">
            <text:p><text:a xlink:href="https://handbook.uts.edu.au/subjects/details/48360.html" xlink:type="simple">https://handbook.uts.edu.au/subjects/details/48360.html</text:a>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8661" calcext:value-type="float">
            <text:p>48661</text:p>
          </table:table-cell>
          <table:table-cell office:value-type="string" calcext:value-type="string">
            <text:p>Heat Trans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Quiz/test,Report,Examination</text:p>
          </table:table-cell>
          <table:table-cell office:value-type="string" calcext:value-type="string">
            <text:p>Heat Transfer,Design,Analysis,Heat Exchangers</text:p>
          </table:table-cell>
          <table:table-cell office:value-type="string" calcext:value-type="string">
            <text:p><text:a xlink:href="https://handbook.uts.edu.au/subjects/details/48661.html" xlink:type="simple">https://handbook.uts.edu.au/subjects/details/48661.html</text:a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362" calcext:value-type="float">
            <text:p>48362</text:p>
          </table:table-cell>
          <table:table-cell office:value-type="string" calcext:value-type="string">
            <text:p>Hydraulics and Hydrolog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Quiz/test</text:p>
          </table:table-cell>
          <table:table-cell office:value-type="string" calcext:value-type="string">
            <text:p>Meteorology,Climatology,Hydrology,Rainfall Losses,Evaporation,Groundwater,Energy Principles,Momentum</text:p>
          </table:table-cell>
          <table:table-cell office:value-type="string" calcext:value-type="string">
            <text:p><text:a xlink:href="https://handbook.uts.edu.au/subjects/details/48362.html" xlink:type="simple">https://handbook.uts.edu.au/subjects/details/48362.html</text:a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181" calcext:value-type="float">
            <text:p>41181</text:p>
          </table:table-cell>
          <table:table-cell office:value-type="string" calcext:value-type="string">
            <text:p>Information Security and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Examination</text:p>
          </table:table-cell>
          <table:table-cell office:value-type="string" calcext:value-type="string">
            <text:p>Management of Information Security,Security and Compliance,Risk Analysis and Management,Contingencies,Personnel,Protection,Law,Ethics</text:p>
          </table:table-cell>
          <table:table-cell office:value-type="string" calcext:value-type="string">
            <text:p><text:a xlink:href="https://handbook.uts.edu.au/subjects/details/41181.html" xlink:type="simple">https://handbook.uts.edu.au/subjects/details/41181.html</text:a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307" calcext:value-type="float">
            <text:p>49307</text:p>
          </table:table-cell>
          <table:table-cell office:value-type="string" calcext:value-type="string">
            <text:p>Internal Combustion Eng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Exercises,Examination</text:p>
          </table:table-cell>
          <table:table-cell office:value-type="string" calcext:value-type="string">
            <text:p>Engine Structure,Power Cycles,Engine,Thermodynamics,Supercharging,Turbocharging,Renewable Fuels</text:p>
          </table:table-cell>
          <table:table-cell office:value-type="string" calcext:value-type="string">
            <text:p><text:a xlink:href="https://handbook.uts.edu.au/subjects/details/49307.html" xlink:type="simple">https://handbook.uts.edu.au/subjects/details/49307.html</text:a>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Internet of Things</text:p>
          </table:table-cell>
          <table:table-cell office:value-type="float" office:value="1" calcext:value-type="float">
            <text:p>1</text:p>
          </table:table-cell>
          <table:table-cell office:value-type="string" office:string-value="&#10;Literature review,Laboratory/practical,Quiz/test" calcext:value-type="string">
            <text:p/>
            <text:p>Literature review,Laboratory/practical,Quiz/test</text:p>
          </table:table-cell>
          <table:table-cell office:value-type="string" calcext:value-type="string">
            <text:p>Internet of Things,Sensors,Topologies,Actuators,Localisation,Aggregation,Clustering,Routing,RFID Technology,Security,Cloud Computing,Augmented Reality</text:p>
          </table:table-cell>
          <table:table-cell office:value-type="string" calcext:value-type="string">
            <text:p><text:a xlink:href="https://handbook.uts.edu.au/subjects/details/48033.html" xlink:type="simple">https://handbook.uts.edu.au/subjects/details/48033.html</text:a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Introduction to Data 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ata Mining,Visual Data,Data Pre-Processing,Data Transformation,Classification,Prediction,Clustering,Deployment</text:p>
          </table:table-cell>
          <table:table-cell office:value-type="string" calcext:value-type="string">
            <text:p><text:a xlink:href="https://handbook.uts.edu.au/subjects/details/31250.html" xlink:type="simple">https://handbook.uts.edu.au/subjects/details/31250.html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082" calcext:value-type="float">
            <text:p>41082</text:p>
          </table:table-cell>
          <table:table-cell office:value-type="string" calcext:value-type="string">
            <text:p>Introduction to Data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Report</text:p>
          </table:table-cell>
          <table:table-cell office:value-type="string" calcext:value-type="string">
            <text:p>Data,Data Engineering,Complex Systems,Systems Modelling,Application Design,Matlab</text:p>
          </table:table-cell>
          <table:table-cell office:value-type="string" calcext:value-type="string">
            <text:p><text:a xlink:href="https://handbook.uts.edu.au/subjects/details/41082.html" xlink:type="simple">https://handbook.uts.edu.au/subjects/details/41082.html</text:a>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8510" calcext:value-type="float">
            <text:p>48510</text:p>
          </table:table-cell>
          <table:table-cell office:value-type="string" calcext:value-type="string">
            <text:p>Introduction to Electrical and Electronic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Quiz/test,Laboratory/practical</text:p>
          </table:table-cell>
          <table:table-cell office:value-type="string" calcext:value-type="string">
            <text:p>Basic Circuits,Diodes,Electrostatic Field Theory,Capacitance,Magnetic Field Theory,Inductance,Microcontrollers,Digital Logic Circuits,Sensors,Interfacing,AC Power</text:p>
          </table:table-cell>
          <table:table-cell office:value-type="string" calcext:value-type="string">
            <text:p><text:a xlink:href="https://handbook.uts.edu.au/subjects/details/48510.html" xlink:type="simple">https://handbook.uts.edu.au/subjects/details/48510.html</text:a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080" calcext:value-type="float">
            <text:p>48080</text:p>
          </table:table-cell>
          <table:table-cell office:value-type="string" calcext:value-type="string">
            <text:p>Introduction to 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nnovation,Commercialisation,Case Studies</text:p>
          </table:table-cell>
          <table:table-cell office:value-type="string" calcext:value-type="string">
            <text:p><text:a xlink:href="https://handbook.uts.edu.au/subjects/details/48080.html" xlink:type="simple">https://handbook.uts.edu.au/subjects/details/48080.html</text:a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610" calcext:value-type="float">
            <text:p>48610</text:p>
          </table:table-cell>
          <table:table-cell office:value-type="string" calcext:value-type="string">
            <text:p>Introduction to Mechanical and Mechatronic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/drawing/plan/sketch,Project</text:p>
          </table:table-cell>
          <table:table-cell office:value-type="string" calcext:value-type="string">
            <text:p>Engineering Sketching and Drawing,Computer Aided Design (CAD),Mechanical Systems and Components,Motion,Power Transmission,Energy Conversion</text:p>
          </table:table-cell>
          <table:table-cell office:value-type="string" calcext:value-type="string">
            <text:p><text:a xlink:href="https://handbook.uts.edu.au/subjects/details/48610.html" xlink:type="simple">https://handbook.uts.edu.au/subjects/details/48610.html</text:a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025" calcext:value-type="float">
            <text:p>41025</text:p>
          </table:table-cell>
          <table:table-cell office:value-type="string" calcext:value-type="string">
            <text:p>Introduction to Software 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Quiz/test</text:p>
          </table:table-cell>
          <table:table-cell office:value-type="string" calcext:value-type="string">
            <text:p>Task Management,Software Development,Software Construction,Software Evaluation</text:p>
          </table:table-cell>
          <table:table-cell office:value-type="string" calcext:value-type="string">
            <text:p><text:a xlink:href="https://handbook.uts.edu.au/subjects/details/41025.html" xlink:type="simple">https://handbook.uts.edu.au/subjects/details/41025.html</text:a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Introductory Digital Syste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Laboratory/practical</text:p>
          </table:table-cell>
          <table:table-cell office:value-type="string" calcext:value-type="string">
            <text:p>Digital Combinational,Sequential Circuits,State Diagram,Digital Circuits,Hardware Architectures,Programming,Central Processing Unit,Input-Output,Micro-Controller</text:p>
          </table:table-cell>
          <table:table-cell office:value-type="string" calcext:value-type="string">
            <text:p><text:a xlink:href="https://handbook.uts.edu.au/subjects/details/48441.html" xlink:type="simple">https://handbook.uts.edu.au/subjects/details/48441.html</text:a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903" calcext:value-type="float">
            <text:p>42903</text:p>
          </table:table-cell>
          <table:table-cell office:value-type="string" calcext:value-type="string">
            <text:p>MPLS and Services Architec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amination,Laboratory/practical</text:p>
          </table:table-cell>
          <table:table-cell office:value-type="string" calcext:value-type="string">
            <text:p>Multiprotocol Label Switching,Services Architecture,Networks,Routing,Signalling Protocols</text:p>
          </table:table-cell>
          <table:table-cell office:value-type="string" calcext:value-type="string">
            <text:p><text:a xlink:href="https://handbook.uts.edu.au/subjects/details/42903.html" xlink:type="simple">https://handbook.uts.edu.au/subjects/details/42903.html</text:a>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8640" calcext:value-type="float">
            <text:p>48640</text:p>
          </table:table-cell>
          <table:table-cell office:value-type="string" calcext:value-type="string">
            <text:p>Machine Dynam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Exercises,Examination</text:p>
          </table:table-cell>
          <table:table-cell office:value-type="string" calcext:value-type="string">
            <text:p>Mechanics,Kinetics,Physics,Forces,Motion</text:p>
          </table:table-cell>
          <table:table-cell office:value-type="string" calcext:value-type="string">
            <text:p><text:a xlink:href="https://handbook.uts.edu.au/subjects/details/48640.html" xlink:type="simple">https://handbook.uts.edu.au/subjects/details/48640.html</text:a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621" calcext:value-type="float">
            <text:p>48621</text:p>
          </table:table-cell>
          <table:table-cell office:value-type="string" calcext:value-type="string">
            <text:p>Manufacturing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ct,Laboratory/practical</text:p>
          </table:table-cell>
          <table:table-cell office:value-type="string" calcext:value-type="string">
            <text:p>Manufacturing,Casting,Forging,Machining,Fabrication,Metrology</text:p>
          </table:table-cell>
          <table:table-cell office:value-type="string" calcext:value-type="string">
            <text:p><text:a xlink:href="https://handbook.uts.edu.au/subjects/details/48621.html" xlink:type="simple">https://handbook.uts.edu.au/subjects/details/48621.html</text:a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316" calcext:value-type="float">
            <text:p>49316</text:p>
          </table:table-cell>
          <table:table-cell office:value-type="string" calcext:value-type="string">
            <text:p>Materials Hand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study,Laboratory/practical,Examination</text:p>
          </table:table-cell>
          <table:table-cell office:value-type="string" calcext:value-type="string">
            <text:p>Materials,Storage,Materials Handling,Conveyor</text:p>
          </table:table-cell>
          <table:table-cell office:value-type="string" calcext:value-type="string">
            <text:p><text:a xlink:href="https://handbook.uts.edu.au/subjects/details/49316.html" xlink:type="simple">https://handbook.uts.edu.au/subjects/details/49316.html</text:a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600" calcext:value-type="float">
            <text:p>48600</text:p>
          </table:table-cell>
          <table:table-cell office:value-type="string" calcext:value-type="string">
            <text:p>Mechanical Desig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/drawing/plan/sketch,Project</text:p>
          </table:table-cell>
          <table:table-cell office:value-type="string" calcext:value-type="string">
            <text:p>CAD,Assembly Models,Mechanical Systems,Motor,Mechatronics</text:p>
          </table:table-cell>
          <table:table-cell office:value-type="string" calcext:value-type="string">
            <text:p><text:a xlink:href="https://handbook.uts.edu.au/subjects/details/48600.html" xlink:type="simple">https://handbook.uts.edu.au/subjects/details/48600.html</text:a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650" calcext:value-type="float">
            <text:p>48650</text:p>
          </table:table-cell>
          <table:table-cell office:value-type="string" calcext:value-type="string">
            <text:p>Mechanical Desig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Report</text:p>
          </table:table-cell>
          <table:table-cell office:value-type="string" calcext:value-type="string">
            <text:p>Gears,Frictional Devices,Brakes,Shafts,Mechanisms</text:p>
          </table:table-cell>
          <table:table-cell office:value-type="string" calcext:value-type="string">
            <text:p><text:a xlink:href="https://handbook.uts.edu.au/subjects/details/48650.html" xlink:type="simple">https://handbook.uts.edu.au/subjects/details/48650.html</text:a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601" calcext:value-type="float">
            <text:p>48601</text:p>
          </table:table-cell>
          <table:table-cell office:value-type="string" calcext:value-type="string">
            <text:p>Mechanical Vibration and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Project</text:p>
          </table:table-cell>
          <table:table-cell office:value-type="string" calcext:value-type="string">
            <text:p>Mechanical Systems,Structural Systems,Sensors,Vehicles,Vibrations,Signal Processing</text:p>
          </table:table-cell>
          <table:table-cell office:value-type="string" calcext:value-type="string">
            <text:p><text:a xlink:href="https://handbook.uts.edu.au/subjects/details/48601.html" xlink:type="simple">https://handbook.uts.edu.au/subjects/details/48601.html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670" calcext:value-type="float">
            <text:p>48670</text:p>
          </table:table-cell>
          <table:table-cell office:value-type="string" calcext:value-type="string">
            <text:p>Mechanical and Mechatronic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nstration,Presentation,Report,Project</text:p>
          </table:table-cell>
          <table:table-cell office:value-type="string" calcext:value-type="string">
            <text:p>Mechanical Design,Mechatronic Design,Engineering Solutions</text:p>
          </table:table-cell>
          <table:table-cell office:value-type="string" calcext:value-type="string">
            <text:p><text:a xlink:href="https://handbook.uts.edu.au/subjects/details/48670.html" xlink:type="simple">https://handbook.uts.edu.au/subjects/details/48670.html</text:a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331" calcext:value-type="float">
            <text:p>48331</text:p>
          </table:table-cell>
          <table:table-cell office:value-type="string" calcext:value-type="string">
            <text:p>Mechanics of Sol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Exercises,Project</text:p>
          </table:table-cell>
          <table:table-cell office:value-type="string" calcext:value-type="string">
            <text:p>Mechanics,Axial Motion,Slopes,Beams</text:p>
          </table:table-cell>
          <table:table-cell office:value-type="string" calcext:value-type="string">
            <text:p><text:a xlink:href="https://handbook.uts.edu.au/subjects/details/48331.html" xlink:type="simple">https://handbook.uts.edu.au/subjects/details/48331.html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622" calcext:value-type="float">
            <text:p>48622</text:p>
          </table:table-cell>
          <table:table-cell office:value-type="string" calcext:value-type="string">
            <text:p>Mechatronics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onstration,Quiz/test</text:p>
          </table:table-cell>
          <table:table-cell office:value-type="string" calcext:value-type="string">
            <text:p>Circuits,Input Devices,Output Devices,Central Processing Unit,Low-Level Language Programming</text:p>
          </table:table-cell>
          <table:table-cell office:value-type="string" calcext:value-type="string">
            <text:p><text:a xlink:href="https://handbook.uts.edu.au/subjects/details/48622.html" xlink:type="simple">https://handbook.uts.edu.au/subjects/details/48622.html</text:a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623" calcext:value-type="float">
            <text:p>48623</text:p>
          </table:table-cell>
          <table:table-cell office:value-type="string" calcext:value-type="string">
            <text:p>Mechatronics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Demonstration,Report</text:p>
          </table:table-cell>
          <table:table-cell office:value-type="string" calcext:value-type="string">
            <text:p>Mechatronics,Sensors,Microprocessor-Based Mechatronic System</text:p>
          </table:table-cell>
          <table:table-cell office:value-type="string" calcext:value-type="string">
            <text:p><text:a xlink:href="https://handbook.uts.edu.au/subjects/details/48623.html" xlink:type="simple">https://handbook.uts.edu.au/subjects/details/48623.html</text:a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92" calcext:value-type="float">
            <text:p>41092</text:p>
          </table:table-cell>
          <table:table-cell office:value-type="string" calcext:value-type="string">
            <text:p>Network Fundament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Project,Quiz/test,Examination</text:p>
          </table:table-cell>
          <table:table-cell office:value-type="string" calcext:value-type="string">
            <text:p>Networks,Internet,HTTP,Email,IPv4,IPv6</text:p>
          </table:table-cell>
          <table:table-cell office:value-type="string" calcext:value-type="string">
            <text:p><text:a xlink:href="https://handbook.uts.edu.au/subjects/details/41092.html" xlink:type="simple">https://handbook.uts.edu.au/subjects/details/41092.html</text:a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275" calcext:value-type="float">
            <text:p>49275</text:p>
          </table:table-cell>
          <table:table-cell office:value-type="string" calcext:value-type="string">
            <text:p>Neural Networks and Fuzzy Lo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Project</text:p>
          </table:table-cell>
          <table:table-cell office:value-type="string" calcext:value-type="string">
            <text:p>Artificial Neural Systems,Fuzzy Logic Theory,Neural Networks,Genetic Algorithm</text:p>
          </table:table-cell>
          <table:table-cell office:value-type="string" calcext:value-type="string">
            <text:p><text:a xlink:href="https://handbook.uts.edu.au/subjects/details/49275.html" xlink:type="simple">https://handbook.uts.edu.au/subjects/details/49275.html</text:a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258" calcext:value-type="float">
            <text:p>49258</text:p>
          </table:table-cell>
          <table:table-cell office:value-type="string" calcext:value-type="string">
            <text:p>Pavement Analysis and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Project,Quiz/test</text:p>
          </table:table-cell>
          <table:table-cell office:value-type="string" calcext:value-type="string">
            <text:p>Pavements,Drainage,Materials</text:p>
          </table:table-cell>
          <table:table-cell office:value-type="string" calcext:value-type="string">
            <text:p><text:a xlink:href="https://handbook.uts.edu.au/subjects/details/49258.html" xlink:type="simple">https://handbook.uts.edu.au/subjects/details/49258.html</text:a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860" calcext:value-type="float">
            <text:p>48860</text:p>
          </table:table-cell>
          <table:table-cell office:value-type="string" calcext:value-type="string">
            <text:p>Pollution Control and Waste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say,Project,Quiz/test</text:p>
          </table:table-cell>
          <table:table-cell office:value-type="string" calcext:value-type="string">
            <text:p>Waste Management,Pollution Control,Risk Management,Noise Pollution,Composition</text:p>
          </table:table-cell>
          <table:table-cell office:value-type="string" calcext:value-type="string">
            <text:p><text:a xlink:href="https://handbook.uts.edu.au/subjects/details/48860.html" xlink:type="simple">https://handbook.uts.edu.au/subjects/details/48860.html</text:a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572" calcext:value-type="float">
            <text:p>48572</text:p>
          </table:table-cell>
          <table:table-cell office:value-type="string" calcext:value-type="string">
            <text:p>Power Circuit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Quiz/test</text:p>
          </table:table-cell>
          <table:table-cell office:value-type="string" calcext:value-type="string">
            <text:p>AC System,Circuits,Transformers,Conductor,Faults</text:p>
          </table:table-cell>
          <table:table-cell office:value-type="string" calcext:value-type="string">
            <text:p><text:a xlink:href="https://handbook.uts.edu.au/subjects/details/48572.html" xlink:type="simple">https://handbook.uts.edu.au/subjects/details/48572.html</text:a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582" calcext:value-type="float">
            <text:p>48582</text:p>
          </table:table-cell>
          <table:table-cell office:value-type="string" calcext:value-type="string">
            <text:p>Power Systems Studio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folio,Report,Project</text:p>
          </table:table-cell>
          <table:table-cell office:value-type="string" calcext:value-type="string">
            <text:p>Circuit,Transmission Lines,Machine Model</text:p>
          </table:table-cell>
          <table:table-cell office:value-type="string" calcext:value-type="string">
            <text:p><text:a xlink:href="https://handbook.uts.edu.au/subjects/details/48582.html" xlink:type="simple">https://handbook.uts.edu.au/subjects/details/48582.html</text:a>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8583" calcext:value-type="float">
            <text:p>48583</text:p>
          </table:table-cell>
          <table:table-cell office:value-type="string" calcext:value-type="string">
            <text:p>Power Systems Studio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Laboratory/practical,Exercises,Examination</text:p>
          </table:table-cell>
          <table:table-cell office:value-type="string" calcext:value-type="string">
            <text:p>Transmission Lines,Transformers,Relays,Torque,Resistance,Voltages</text:p>
          </table:table-cell>
          <table:table-cell office:value-type="string" calcext:value-type="string">
            <text:p><text:a xlink:href="https://handbook.uts.edu.au/subjects/details/48583.html" xlink:type="simple">https://handbook.uts.edu.au/subjects/details/48583.html</text:a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150" calcext:value-type="float">
            <text:p>49150</text:p>
          </table:table-cell>
          <table:table-cell office:value-type="string" calcext:value-type="string">
            <text:p>Prestressed Concrete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Project,Exercises,Examination</text:p>
          </table:table-cell>
          <table:table-cell office:value-type="string" calcext:value-type="string">
            <text:p>Prestressed Concrete Design,Beams,Slabs</text:p>
          </table:table-cell>
          <table:table-cell office:value-type="string" calcext:value-type="string">
            <text:p><text:a xlink:href="https://handbook.uts.edu.au/subjects/details/49150.html" xlink:type="simple">https://handbook.uts.edu.au/subjects/details/49150.html</text:a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821" calcext:value-type="float">
            <text:p>48821</text:p>
          </table:table-cell>
          <table:table-cell office:value-type="string" calcext:value-type="string">
            <text:p>Principles of Environmental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Presentation</text:p>
          </table:table-cell>
          <table:table-cell office:value-type="string" calcext:value-type="string">
            <text:p>Chemistry,Environmental Systems,Soils,Hydrology,Water Quality,Reactors,Material Balances,Air Resources, Noise Pollution</text:p>
          </table:table-cell>
          <table:table-cell office:value-type="string" calcext:value-type="string">
            <text:p><text:a xlink:href="https://handbook.uts.edu.au/subjects/details/48821.html" xlink:type="simple">https://handbook.uts.edu.au/subjects/details/48821.html</text:a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183" calcext:value-type="float">
            <text:p>41183</text:p>
          </table:table-cell>
          <table:table-cell office:value-type="string" calcext:value-type="string">
            <text:p>Privacy Preser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Case study</text:p>
          </table:table-cell>
          <table:table-cell office:value-type="string" calcext:value-type="string">
            <text:p>Data Privacy,Access Control,Privacy Models,Data Analytics</text:p>
          </table:table-cell>
          <table:table-cell office:value-type="string" calcext:value-type="string">
            <text:p><text:a xlink:href="https://handbook.uts.edu.au/subjects/details/41183.html" xlink:type="simple">https://handbook.uts.edu.au/subjects/details/41183.html</text:a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119" calcext:value-type="float">
            <text:p>49119</text:p>
          </table:table-cell>
          <table:table-cell office:value-type="string" calcext:value-type="string">
            <text:p>Problematic Soils and Ground Improvement Tech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Case study</text:p>
          </table:table-cell>
          <table:table-cell office:value-type="string" calcext:value-type="string">
            <text:p>Soil,Improvement Methods,Drains,Bioengineering,Monitoring</text:p>
          </table:table-cell>
          <table:table-cell office:value-type="string" calcext:value-type="string">
            <text:p><text:a xlink:href="https://handbook.uts.edu.au/subjects/details/49119.html" xlink:type="simple">https://handbook.uts.edu.au/subjects/details/49119.html</text:a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Programmin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Project,Examination</text:p>
          </table:table-cell>
          <table:table-cell office:value-type="string" calcext:value-type="string">
            <text:p>Data Types,Decision Programs,Branching Programs,Object Oriented Programming,Lists,Methods</text:p>
          </table:table-cell>
          <table:table-cell office:value-type="string" calcext:value-type="string">
            <text:p><text:a xlink:href="https://handbook.uts.edu.au/subjects/details/41039.html" xlink:type="simple">https://handbook.uts.edu.au/subjects/details/41039.html</text:a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023" calcext:value-type="float">
            <text:p>48023</text:p>
          </table:table-cell>
          <table:table-cell office:value-type="string" calcext:value-type="string">
            <text:p>Programming Fundament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Project</text:p>
          </table:table-cell>
          <table:table-cell office:value-type="string" calcext:value-type="string">
            <text:p>Object Oriented Programming,Data Flow,Data Structures,Control Flow,Design Notations</text:p>
          </table:table-cell>
          <table:table-cell office:value-type="string" calcext:value-type="string">
            <text:p><text:a xlink:href="https://handbook.uts.edu.au/subjects/details/48023.html" xlink:type="simple">https://handbook.uts.edu.au/subjects/details/48023.html</text:a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012" calcext:value-type="float">
            <text:p>41012</text:p>
          </table:table-cell>
          <table:table-cell office:value-type="string" calcext:value-type="string">
            <text:p>Programming for Mechatronic Syste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oratory/practical,Project,Quiz/test</text:p>
          </table:table-cell>
          <table:table-cell office:value-type="string" calcext:value-type="string">
            <text:p>Objected Orientated Paradigm,Memory Handling,Multi-Threading,Libraries,Code Automation,Auto Documentation Generation Tools</text:p>
          </table:table-cell>
          <table:table-cell office:value-type="string" calcext:value-type="string">
            <text:p><text:a xlink:href="https://handbook.uts.edu.au/subjects/details/41012.html" xlink:type="simple">https://handbook.uts.edu.au/subjects/details/41012.html</text:a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50" calcext:value-type="float">
            <text:p>48450</text:p>
          </table:table-cell>
          <table:table-cell office:value-type="string" calcext:value-type="string">
            <text:p>Real-time Operating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Report,Exam</text:p>
          </table:table-cell>
          <table:table-cell office:value-type="string" calcext:value-type="string">
            <text:p>Real-time Systems,Porcess and Thread Management,Process Scheduling,Memory Management, Virtual Memory,I/O Device management,Protecting and Security</text:p>
          </table:table-cell>
          <table:table-cell office:value-type="string" calcext:value-type="string">
            <text:p>https://handbook.uts.edu.au/subjects/details/48450.htm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561" calcext:value-type="float">
            <text:p>48561</text:p>
          </table:table-cell>
          <table:table-cell office:value-type="string" calcext:value-type="string">
            <text:p>Renewable Energy Systems Studio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,Project</text:p>
          </table:table-cell>
          <table:table-cell office:value-type="string" calcext:value-type="string">
            <text:p>Power electronics application,Electronic Systems Development,DC and AC Drives,Voltage and Current Harmonics</text:p>
          </table:table-cell>
          <table:table-cell office:value-type="string" calcext:value-type="string">
            <text:p>https://handbook.uts.edu.au/subjects/details/48561.htm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550" calcext:value-type="float">
            <text:p>48550</text:p>
          </table:table-cell>
          <table:table-cell office:value-type="string" calcext:value-type="string">
            <text:p>Renewable Energy Systems Studio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/Drawing/Plan/Sketch,Project</text:p>
          </table:table-cell>
          <table:table-cell office:value-type="string" calcext:value-type="string">
            <text:p>Wind Energy,Solar Energy,Fuel Cells,Hydroelectric Power,Tidal Power,Wave Energy,Bio-energy,Geothermal Systems,Energy Storage,System Intergration</text:p>
          </table:table-cell>
          <table:table-cell office:value-type="string" calcext:value-type="string">
            <text:p>https://handbook.uts.edu.au/subjects/details/48550.htm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009" calcext:value-type="float">
            <text:p>41009</text:p>
          </table:table-cell>
          <table:table-cell office:value-type="string" calcext:value-type="string">
            <text:p>Renewable Energy 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Quiz/Test</text:p>
          </table:table-cell>
          <table:table-cell office:value-type="string" calcext:value-type="string">
            <text:p>Renewable Energy,Non-Fossil Fuel Sources,Renewable Energy Planning,Technology Advances of Renewable Energy,Social Environmental and Economic Aspects of Renewable Energy</text:p>
          </table:table-cell>
          <table:table-cell office:value-type="string" calcext:value-type="string">
            <text:p>https://handbook.uts.edu.au/subjects/details/41009.htm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006" calcext:value-type="float">
            <text:p>49006</text:p>
          </table:table-cell>
          <table:table-cell office:value-type="string" calcext:value-type="string">
            <text:p>Risk Management in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Essay</text:p>
          </table:table-cell>
          <table:table-cell office:value-type="string" calcext:value-type="string">
            <text:p>Risk Terminologies,Risk Management Processes,Risk Diagnostic and Analysis,Risk Evaluation,Risk Treatment and Reduction,Natural Hazards,Writing Risk Application Papers</text:p>
          </table:table-cell>
          <table:table-cell office:value-type="string" calcext:value-type="string">
            <text:p>https://handbook.uts.edu.au/subjects/details/49006.htm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70" calcext:value-type="float">
            <text:p>48370</text:p>
          </table:table-cell>
          <table:table-cell office:value-type="string" calcext:value-type="string">
            <text:p>Road and Transport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Quiz/Test</text:p>
          </table:table-cell>
          <table:table-cell office:value-type="string" calcext:value-type="string">
            <text:p>Geometric Design of Urban and Rural Roads,Road Pavement Design,Roads and Maritime Services NSW Standards,Road Projects,Pavement Maintenance and Management</text:p>
          </table:table-cell>
          <table:table-cell office:value-type="string" calcext:value-type="string">
            <text:p>https://handbook.uts.edu.au/subjects/details/49106.htm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106" calcext:value-type="float">
            <text:p>49106</text:p>
          </table:table-cell>
          <table:table-cell office:value-type="string" calcext:value-type="string">
            <text:p>Road Engineering Pract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ct,Case Study</text:p>
          </table:table-cell>
          <table:table-cell office:value-type="string" calcext:value-type="string">
            <text:p>Road and Transport Engineering,Travel Behaviour,Transport and Land-use Systems,Traffic Management Applications,Traffic Flow Theory</text:p>
          </table:table-cell>
          <table:table-cell office:value-type="string" calcext:value-type="string">
            <text:p>https://handbook.uts.edu.au/subjects/details/48370.htm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013" calcext:value-type="float">
            <text:p>41013</text:p>
          </table:table-cell>
          <table:table-cell office:value-type="string" calcext:value-type="string">
            <text:p>Robotics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Report</text:p>
          </table:table-cell>
          <table:table-cell office:value-type="string" calcext:value-type="string">
            <text:p>Robotic Fundamentals,Motion Planning,Industrial Robotics Safety and Ethics,Kinematics and Dynamics</text:p>
          </table:table-cell>
          <table:table-cell office:value-type="string" calcext:value-type="string">
            <text:p>https://handbook.uts.edu.au/subjects/details/41013.htm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184" calcext:value-type="float">
            <text:p>41184</text:p>
          </table:table-cell>
          <table:table-cell office:value-type="string" calcext:value-type="string">
            <text:p>Secure Programming and Penetration 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Project,Portfolio,Mid-session Examination</text:p>
          </table:table-cell>
          <table:table-cell office:value-type="string" calcext:value-type="string">
            <text:p>Secure programming,Pentration Testing,Ethical Hacking,Advanced Ethical Hacking,Security Analytics,Revision</text:p>
          </table:table-cell>
          <table:table-cell office:value-type="string" calcext:value-type="string">
            <text:p><text:a xlink:href="https://handbook.uts.edu.au/subjects/details/41184.html" xlink:type="simple">https://handbook.uts.edu.au/subjects/details/41184.html</text:a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1014" calcext:value-type="float">
            <text:p>41014</text:p>
          </table:table-cell>
          <table:table-cell office:value-type="string" calcext:value-type="string">
            <text:p>Sensors and Control for Mechatronic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Project,Examination</text:p>
          </table:table-cell>
          <table:table-cell office:value-type="string" calcext:value-type="string">
            <text:p>Passive sensors,Active sensors,H-infinity control,Model predictive control,State space,Linear Optimal Control</text:p>
          </table:table-cell>
          <table:table-cell office:value-type="string" calcext:value-type="string">
            <text:p><text:a xlink:href="https://handbook.uts.edu.au/subjects/details/41014.html" xlink:type="simple">https://handbook.uts.edu.au/subjects/details/41014.html</text:a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540" calcext:value-type="float">
            <text:p>48540</text:p>
          </table:table-cell>
          <table:table-cell office:value-type="string" calcext:value-type="string">
            <text:p>Signals and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Project,Report</text:p>
          </table:table-cell>
          <table:table-cell office:value-type="string" calcext:value-type="string">
            <text:p>Communitcation Systems,Control Systems,Signals and Systems,Discrete-Time Systems</text:p>
          </table:table-cell>
          <table:table-cell office:value-type="string" calcext:value-type="string">
            <text:p><text:a xlink:href="https://handbook.uts.edu.au/subjects/details/48540.html" xlink:type="simple">https://handbook.uts.edu.au/subjects/details/48540.html</text:a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913" calcext:value-type="float">
            <text:p>42913</text:p>
          </table:table-cell>
          <table:table-cell office:value-type="string" calcext:value-type="string">
            <text:p>Social and Information Network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project,examination</text:p>
          </table:table-cell>
          <table:table-cell office:value-type="string" calcext:value-type="string">
            <text:p>Social Networks,Information Networks,Network Data Visualization,Network Structure Analysis,Network Dynamic Analysis,Network Mining</text:p>
          </table:table-cell>
          <table:table-cell office:value-type="string" calcext:value-type="string">
            <text:p><text:a xlink:href="https://handbook.uts.edu.au/subjects/details/42913.html" xlink:type="simple">https://handbook.uts.edu.au/subjects/details/42913.html</text:a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433" calcext:value-type="float">
            <text:p>48433</text:p>
          </table:table-cell>
          <table:table-cell office:value-type="string" calcext:value-type="string">
            <text:p>Software Archite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project</text:p>
          </table:table-cell>
          <table:table-cell office:value-type="string" calcext:value-type="string">
            <text:p><text:span text:style-name="T1">Software Architecture,Software Architecture Quality Attributes,Software Architecture</text:span> Patterns and Styles,Real Time Systems,Web Based Systems</text:p>
          </table:table-cell>
          <table:table-cell office:value-type="string" calcext:value-type="string">
            <text:p><text:a xlink:href="https://handbook.uts.edu.au/subjects/details/48433.html" xlink:type="simple">https://handbook.uts.edu.au/subjects/details/48433.html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Software Development Stud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Reflection,Laboratory/practical</text:p>
          </table:table-cell>
          <table:table-cell office:value-type="string" calcext:value-type="string">
            <text:p>Agile Software Development,Software Configuration Management,Software Source and Version Control,Reflective Software Design</text:p>
          </table:table-cell>
          <table:table-cell office:value-type="string" calcext:value-type="string">
            <text:p><text:a xlink:href="https://handbook.uts.edu.au/subjects/details/41113.html" xlink:type="simple">https://handbook.uts.edu.au/subjects/details/41113.html</text:a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Software Development Stud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Reflection,Laboratory/practical</text:p>
          </table:table-cell>
          <table:table-cell office:value-type="string" calcext:value-type="string">
            <text:p>Agile Software Development,Software Configuration Management,Software Source and Version Control,Reflective Software Design</text:p>
          </table:table-cell>
          <table:table-cell office:value-type="string" calcext:value-type="string">
            <text:p><text:a xlink:href="https://handbook.uts.edu.au/subjects/details/41114.html" xlink:type="simple">https://handbook.uts.edu.au/subjects/details/41114.html</text:a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30" calcext:value-type="float">
            <text:p>48330</text:p>
          </table:table-cell>
          <table:table-cell office:value-type="string" calcext:value-type="string">
            <text:p>Soil Behavi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Case study,Laboratory/practical</text:p>
          </table:table-cell>
          <table:table-cell office:value-type="string" calcext:value-type="string">
            <text:p>Soil Engineering,Geological Fundamentals,Geomorphology,Soil Mechanics,Weathering,Rock Mechanics,Shear Strength</text:p>
          </table:table-cell>
          <table:table-cell office:value-type="string" calcext:value-type="string">
            <text:p><text:a xlink:href="https://handbook.uts.edu.au/subjects/details/48330.html" xlink:type="simple">https://handbook.uts.edu.au/subjects/details/48330.html</text:a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133" calcext:value-type="float">
            <text:p>49133</text:p>
          </table:table-cell>
          <table:table-cell office:value-type="string" calcext:value-type="string">
            <text:p>Steel and Composite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Steel Building Structures,Design Principles,Steel Welded Connections,Steel Bolted Connections,Steel and Concrete,Composite Beams,Flexure and Deflection</text:p>
          </table:table-cell>
          <table:table-cell office:value-type="string" calcext:value-type="string">
            <text:p><text:a xlink:href="https://handbook.uts.edu.au/subjects/details/49133.html" xlink:type="simple">https://handbook.uts.edu.au/subjects/details/49133.html</text:a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66" calcext:value-type="float">
            <text:p>48366</text:p>
          </table:table-cell>
          <table:table-cell office:value-type="string" calcext:value-type="string">
            <text:p>Steel and Timber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Quiz/test,Project</text:p>
          </table:table-cell>
          <table:table-cell office:value-type="string" calcext:value-type="string">
            <text:p>Civil Engineering,Steel Materials,Axial Compression,Steel Beam Design,Steel Connections,Timber Material Properties,Structural Design</text:p>
          </table:table-cell>
          <table:table-cell office:value-type="string" calcext:value-type="string">
            <text:p><text:a xlink:href="https://handbook.uts.edu.au/subjects/details/48366.html" xlink:type="simple">https://handbook.uts.edu.au/subjects/details/48366.html</text:a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642" calcext:value-type="float">
            <text:p>48642</text:p>
          </table:table-cell>
          <table:table-cell office:value-type="string" calcext:value-type="string">
            <text:p>Strength of Engineering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</text:p>
          </table:table-cell>
          <table:table-cell office:value-type="string" calcext:value-type="string">
            <text:p>Material Behaviour,Material Properties,Mechanical Engineering,Engineering Design</text:p>
          </table:table-cell>
          <table:table-cell office:value-type="string" calcext:value-type="string">
            <text:p><text:a xlink:href="https://handbook.uts.edu.au/subjects/details/48642.html" xlink:type="simple">https://handbook.uts.edu.au/subjects/details/48642.html</text:a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Structural Analy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report</text:p>
          </table:table-cell>
          <table:table-cell office:value-type="string" calcext:value-type="string">
            <text:p>Frames and Trusses,Load-Bearing Structures,Moment Distribution Model,Force Model,The Principles of Work and Virtual Work</text:p>
          </table:table-cell>
          <table:table-cell office:value-type="string" calcext:value-type="string">
            <text:p><text:a xlink:href="https://handbook.uts.edu.au/subjects/details/48349.html" xlink:type="simple">https://handbook.uts.edu.au/subjects/details/48349.html</text:a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134" calcext:value-type="float">
            <text:p>49134</text:p>
          </table:table-cell>
          <table:table-cell office:value-type="string" calcext:value-type="string">
            <text:p>Structural Dynamics and Earthquake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project</text:p>
          </table:table-cell>
          <table:table-cell office:value-type="string" calcext:value-type="string">
            <text:p>Structural Dynamics,Single Degree of Freedom (SDOF) Systems,Dynamic Equation of Motion,Damped and Undamped Systems,Vibration Tests,Damping,Harmonic Loading,Dynamic Magnification Factor,Resonant Response,Vibration Isolation,Impulsive Loads,Duhamel Integral,Non-Linear Structural Response,Multi Degree of Freedom (MDOF) Systems,Earthquake Engineering</text:p>
          </table:table-cell>
          <table:table-cell office:value-type="string" calcext:value-type="string">
            <text:p><text:a xlink:href="https://handbook.uts.edu.au/subjects/details/48540.html" xlink:type="simple">https://handbook.uts.edu.au/subjects/details/48540.html</text:a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152" calcext:value-type="float">
            <text:p>41152</text:p>
          </table:table-cell>
          <table:table-cell office:value-type="string" calcext:value-type="string">
            <text:p>Summer Studio 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esign Thinking,Design Portfolio,Systems Thinking</text:p>
          </table:table-cell>
          <table:table-cell office:value-type="string" calcext:value-type="string">
            <text:p><text:a xlink:href="https://handbook.uts.edu.au/subjects/details/41152.html" xlink:type="simple">https://handbook.uts.edu.au/subjects/details/41152.html</text:a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153" calcext:value-type="float">
            <text:p>41153</text:p>
          </table:table-cell>
          <table:table-cell office:value-type="string" calcext:value-type="string">
            <text:p>Summer Studio 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esign Thinking,Design Portfolio,Systems Thinking</text:p>
          </table:table-cell>
          <table:table-cell office:value-type="string" calcext:value-type="string">
            <text:p><text:a xlink:href="https://handbook.uts.edu.au/subjects/details/41153.html" xlink:type="simple">https://handbook.uts.edu.au/subjects/details/41153.html</text:a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154" calcext:value-type="float">
            <text:p>41154</text:p>
          </table:table-cell>
          <table:table-cell office:value-type="string" calcext:value-type="string">
            <text:p>Summer Studio E</text:p>
          </table:table-cell>
          <table:table-cell/>
          <table:table-cell office:value-type="string" calcext:value-type="string">
            <text:p>Portfolio</text:p>
          </table:table-cell>
          <table:table-cell office:value-type="string" calcext:value-type="string">
            <text:p>Design Thinking,Design Portfolio,Systems Thinking</text:p>
          </table:table-cell>
          <table:table-cell office:value-type="string" calcext:value-type="string">
            <text:p><text:a xlink:href="https://handbook.uts.edu.au/subjects/41154.html" xlink:type="simple">https://handbook.uts.edu.au/subjects/41154.html</text:a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155" calcext:value-type="float">
            <text:p>41155</text:p>
          </table:table-cell>
          <table:table-cell office:value-type="string" calcext:value-type="string">
            <text:p>Summer Studio F</text:p>
          </table:table-cell>
          <table:table-cell/>
          <table:table-cell office:value-type="string" calcext:value-type="string">
            <text:p>Portfolio</text:p>
          </table:table-cell>
          <table:table-cell office:value-type="string" calcext:value-type="string">
            <text:p>Design Thinking,Design Portfolio,Systems Thinking</text:p>
          </table:table-cell>
          <table:table-cell office:value-type="string" calcext:value-type="string">
            <text:p><text:a xlink:href="https://handbook.uts.edu.au/subjects/41155.html" xlink:type="simple">https://handbook.uts.edu.au/subjects/41155.html</text:a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182" calcext:value-type="float">
            <text:p>41182</text:p>
          </table:table-cell>
          <table:table-cell office:value-type="string" calcext:value-type="string">
            <text:p>System 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project,mid-session examination</text:p>
          </table:table-cell>
          <table:table-cell office:value-type="string" calcext:value-type="string">
            <text:p>System Security,Cyberspace,OS Security,Network Security,Database Security,Identity and Access Management,Implementation Security,Web Security</text:p>
          </table:table-cell>
          <table:table-cell office:value-type="string" calcext:value-type="string">
            <text:p><text:a xlink:href="https://handbook.uts.edu.au/subjects/details/41182.html" xlink:type="simple">https://handbook.uts.edu.au/subjects/details/41182.html</text:a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016" calcext:value-type="float">
            <text:p>49016</text:p>
          </table:table-cell>
          <table:table-cell office:value-type="string" calcext:value-type="string">
            <text:p>Technology and Innovation 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Project,Presentation</text:p>
          </table:table-cell>
          <table:table-cell office:value-type="string" calcext:value-type="string">
            <text:p>Technological Change,Innovation,Design Innovation,Customer Focus</text:p>
          </table:table-cell>
          <table:table-cell office:value-type="string" calcext:value-type="string">
            <text:p><text:a xlink:href="https://handbook.uts.edu.au/subjects/details/49016.html" xlink:type="simple">https://handbook.uts.edu.au/subjects/details/49016.html</text:a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9215" calcext:value-type="float">
            <text:p>49215</text:p>
          </table:table-cell>
          <table:table-cell office:value-type="string" calcext:value-type="string">
            <text:p>Telecommunications Industry 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Project,Examination</text:p>
          </table:table-cell>
          <table:table-cell office:value-type="string" calcext:value-type="string">
            <text:p>NBN,Network Architecure,ADSL,ADSL2+,VDSL2,G.Fast,Satellite Broadband,Fixed Wireless Broadband,Exchange-based DSL,Capital Expenditure (Capex),Operational Expenditure (Opex),Telecommunication Markets,Accounting,Telecommunication</text:p>
          </table:table-cell>
          <table:table-cell office:value-type="string" calcext:value-type="string">
            <text:p><text:a xlink:href="https://handbook.uts.edu.au/subjects/details/49215.html" xlink:type="simple">https://handbook.uts.edu.au/subjects/details/49215.html</text:a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The Enterprising Profess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Innovation,Entrepreneurship,Leadership,Communication,Design-Thinking,Career Management,Project Management</text:p>
          </table:table-cell>
          <table:table-cell office:value-type="string" calcext:value-type="string">
            <text:p><text:a xlink:href="https://handbook.uts.edu.au/subjects/details/41027.html" xlink:type="simple">https://handbook.uts.edu.au/subjects/details/41027.html</text:a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651" calcext:value-type="float">
            <text:p>48651</text:p>
          </table:table-cell>
          <table:table-cell office:value-type="string" calcext:value-type="string">
            <text:p>Thermodyna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examination</text:p>
          </table:table-cell>
          <table:table-cell office:value-type="string" calcext:value-type="string">
            <text:p>Physical Science,Thermodynamic Properties,Pure Substances,Laws of Thermodynamics,Thermodynamic Power Cycles for Engines and Refrigerators</text:p>
          </table:table-cell>
          <table:table-cell office:value-type="string" calcext:value-type="string">
            <text:p><text:a xlink:href="https://handbook.uts.edu.au/subjects/details/48651.html" xlink:type="simple">https://handbook.uts.edu.au/subjects/details/48651.html</text:a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102" calcext:value-type="float">
            <text:p>49102</text:p>
          </table:table-cell>
          <table:table-cell office:value-type="string" calcext:value-type="string">
            <text:p>Traffic and Transpor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raffic Engineering,Transport Planning,Traffic Flow Theory,Traffic Studies,Traffic Management,Transport Infrastructure Design and Modelling,Transport Modelling,Signalised Intersection Analysis and Design,Travel Data Collection and Analysis</text:p>
          </table:table-cell>
          <table:table-cell office:value-type="string" calcext:value-type="string">
            <text:p><text:a xlink:href="https://handbook.uts.edu.au/subjects/details/49102.html" xlink:type="simple">https://handbook.uts.edu.au/subjects/details/49102.html</text:a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205" calcext:value-type="float">
            <text:p>49205</text:p>
          </table:table-cell>
          <table:table-cell office:value-type="string" calcext:value-type="string">
            <text:p>Transmission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project,examination</text:p>
          </table:table-cell>
          <table:table-cell office:value-type="string" calcext:value-type="string">
            <text:p>Information Transmission,Ethernet,ADSL,3G Technologies,Telecommunication Technologies,Telecommunication</text:p>
          </table:table-cell>
          <table:table-cell office:value-type="string" calcext:value-type="string">
            <text:p><text:a xlink:href="https://handbook.uts.edu.au/subjects/details/49205.html" xlink:type="simple">https://handbook.uts.edu.au/subjects/details/49205.html</text:a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328" calcext:value-type="float">
            <text:p>49328</text:p>
          </table:table-cell>
          <table:table-cell office:value-type="string" calcext:value-type="string">
            <text:p>Turbo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rcises,Report,Examination</text:p>
          </table:table-cell>
          <table:table-cell office:value-type="string" calcext:value-type="string">
            <text:p>Turbomachines,Similitude,Pumps,Compressors,Turbines,Fans</text:p>
          </table:table-cell>
          <table:table-cell office:value-type="string" calcext:value-type="string">
            <text:p><text:a xlink:href="https://handbook.uts.edu.au/subjects/details/49328.html" xlink:type="simple">https://handbook.uts.edu.au/subjects/details/49328.html</text:a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9107" calcext:value-type="float">
            <text:p>49107</text:p>
          </table:table-cell>
          <table:table-cell office:value-type="string" calcext:value-type="string">
            <text:p>Urban Stormwater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Hydraulics,Hydrology,Urban Stormwater Systems,Urban Drainage,Urban Design,Pollution</text:p>
          </table:table-cell>
          <table:table-cell office:value-type="string" calcext:value-type="string">
            <text:p><text:a xlink:href="https://handbook.uts.edu.au/subjects/details/49107.html" xlink:type="simple">https://handbook.uts.edu.au/subjects/details/49107.html</text:a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123" calcext:value-type="float">
            <text:p>49123</text:p>
          </table:table-cell>
          <table:table-cell office:value-type="string" calcext:value-type="string">
            <text:p>Waste and Pollution 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Report,Case Study</text:p>
          </table:table-cell>
          <table:table-cell office:value-type="string" calcext:value-type="string">
            <text:p>Waste management,recycling,waste minimalisation,pollution control,clean technology,Waste auditing,institutional barriers,sewerage,sludge,harzardous waste</text:p>
          </table:table-cell>
          <table:table-cell office:value-type="string" calcext:value-type="string">
            <text:p><text:a xlink:href="https://handbook.uts.edu.au/subjects/details/49123.html" xlink:type="simple">https://handbook.uts.edu.au/subjects/details/49123.html</text:a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840" calcext:value-type="float">
            <text:p>48840</text:p>
          </table:table-cell>
          <table:table-cell office:value-type="string" calcext:value-type="string">
            <text:p>Water Supply and Wastewater 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rcises,Laboratory/Practical,Report</text:p>
          </table:table-cell>
          <table:table-cell office:value-type="string" calcext:value-type="string">
            <text:p>Sewerage Systems,Water Supply Systems,Water Cycle Management,Portable Water Treatment,Retriculation Systems,Quality Water Standards,Water Reuse Practices</text:p>
          </table:table-cell>
          <table:table-cell office:value-type="string" calcext:value-type="string">
            <text:p><text:a xlink:href="https://handbook.uts.edu.au/subjects/details/48840.html" xlink:type="simple">https://handbook.uts.edu.au/subjects/details/48840.html</text:a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881" calcext:value-type="float">
            <text:p>48881</text:p>
          </table:table-cell>
          <table:table-cell office:value-type="string" calcext:value-type="string">
            <text:p>Water and Environmental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Presentation</text:p>
          </table:table-cell>
          <table:table-cell office:value-type="string" calcext:value-type="string">
            <text:p>Site Conditions,Nutrient Fate and Rransport Processes,Cultural Impact Assessment of Land Development Projects,Land-based Effluent Treatment Sites</text:p>
          </table:table-cell>
          <table:table-cell office:value-type="string" calcext:value-type="string">
            <text:p><text:a xlink:href="https://handbook.uts.edu.au/subjects/details/48881.html" xlink:type="simple">https://handbook.uts.edu.au/subjects/details/48881.html</text:a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048" calcext:value-type="float">
            <text:p>49048</text:p>
          </table:table-cell>
          <table:table-cell office:value-type="string" calcext:value-type="string">
            <text:p>Wireless Access Network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Examination,Presentation</text:p>
          </table:table-cell>
          <table:table-cell office:value-type="string" calcext:value-type="string">
            <text:p>Infrastructure WLAN,ad-hoc WLAN networks,Wireless Networks,WLAN</text:p>
          </table:table-cell>
          <table:table-cell office:value-type="string" calcext:value-type="string">
            <text:p><text:a xlink:href="https://handbook.uts.edu.au/subjects/details/49048.html" xlink:type="simple">https://handbook.uts.edu.au/subjects/details/49048.html</text:a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227" calcext:value-type="float">
            <text:p>49227</text:p>
          </table:table-cell>
          <table:table-cell office:value-type="string" calcext:value-type="string">
            <text:p>Wireless Sensor Net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Demonstration,Quiz/test</text:p>
          </table:table-cell>
          <table:table-cell office:value-type="string" calcext:value-type="string">
            <text:p><text:span text:style-name="T1">Wireless Sensor Networks, Wireless Sensor Network </text:span>Theory,Basic Sensor Networks</text:p>
          </table:table-cell>
          <table:table-cell office:value-type="string" calcext:value-type="string">
            <text:p><text:a xlink:href="https://handbook.uts.edu.au/subjects/details/49227.html" xlink:type="simple">https://handbook.uts.edu.au/subjects/details/49227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0:09:03.289439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20:59:28.576212378</meta:creation-date>
    <dc:date>2021-05-14T14:45:16.932041241</dc:date>
    <meta:editing-duration>PT53M19S</meta:editing-duration>
    <meta:editing-cycles>6</meta:editing-cycles>
    <meta:generator>LibreOffice/7.0.5.2$Linux_X86_64 LibreOffice_project/00$Build-2</meta:generator>
    <meta:document-statistic meta:table-count="1" meta:cell-count="950" meta:object-count="0"/>
  </office:meta>
</office:document-meta>
</file>